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RGARAY MORALES, JAIME LUI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06775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ERGARAY MORALES, JAIME LUI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06775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LMACEN </text:p>
          </table:table-cell>
          <table:table-cell table:style-name="Tabla1.E3" office:value-type="string">
            <text:p text:style-name="P20">2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OFIA SIPIRAM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4T00:26:3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